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="none" draw:fill-color="#ffffff" draw:opacity="42%" draw:textarea-horizontal-align="justify" draw:textarea-vertical-align="middle" draw:auto-grow-height="false" fo:min-height="0.648cm" fo:min-width="1.567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4.068cm" fo:min-width="2.291cm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894cm" fo:min-width="3.564cm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4.095cm" fo:min-width="4.961cm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0.639cm" fo:min-width="2.167cm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0.83cm" fo:min-width="1.152cm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1.018cm" fo:min-width="1.268cm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1.132cm" fo:min-width="4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7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 draw:opacity="42%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27cm" svg:x="8.829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2cm" svg:height="1.119cm" svg:x="9.21cm" svg:y="1.322cm">
          <draw:text-box>
            <text:p><text:span text:style-name="T1"><text:s text:c="2"/></text:span><text:span text:style-name="T2">Начало</text:span></text:p>
            <text:p><text:span text:style-name="T2">программы</text:span></text:p>
          </draw:text-box>
        </draw:frame>
        <draw:custom-shape draw:style-name="gr3" draw:text-style-name="P3" draw:layer="layout" svg:width="2.791cm" svg:height="4.318cm" svg:x="8.936cm" svg:y="3.6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127cm" svg:height="2.286cm" svg:x="6.207cm" svg:y="12.93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4.81cm" svg:height="3.927cm" svg:x="1.508cm" svg:y="17.05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" draw:text-style-name="P3" xml:id="id2" draw:id="id2" draw:layer="layout" svg:width="5.461cm" svg:height="4.345cm" svg:x="1.127cm" svg:y="16.87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4.064cm" svg:x="8.933cm" svg:y="3.7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4" draw:layer="layout" svg:width="4.674cm" svg:height="0.914cm" svg:x="7.985cm" svg:y="13.67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2.54cm" svg:height="0.635cm" svg:x="9.001cm" svg:y="10.0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xml:id="id3" draw:id="id3" draw:layer="layout" svg:width="2.667cm" svg:height="0.889cm" svg:x="9.001cm" svg:y="9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3.302cm" svg:height="2.159cm" svg:x="8.62cm" svg:y="16.7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1.928cm" svg:height="0.946cm" svg:x="9.509cm" svg:y="17.35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9" draw:text-style-name="P3" xml:id="id5" draw:id="id5" draw:layer="layout" svg:width="3.535cm" svg:height="2.534cm" svg:x="8.493cm" svg:y="20.2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2.198cm" svg:height="0.946cm" svg:x="9.362cm" svg:y="21.08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0" draw:text-style-name="P3" xml:id="id1" draw:id="id1" draw:layer="layout" svg:width="9.905cm" svg:height="2.764cm" svg:x="5.318cm" svg:y="24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6.404cm" svg:height="1.051cm" svg:x="7.222cm" svg:y="25.22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5" draw:layer="layout" svg:width="1.357cm" svg:height="0.962cm" svg:x="10.525cm" svg:y="15.478cm">
          <draw:text-box>
            <text:p>ДА</text:p>
          </draw:text-box>
        </draw:frame>
        <draw:frame draw:style-name="gr12" draw:text-style-name="P5" draw:layer="layout" svg:width="1.777cm" svg:height="0.962cm" svg:x="10.526cm" svg:y="19.034cm">
          <draw:text-box>
            <text:p>НЕТ</text:p>
          </draw:text-box>
        </draw:frame>
        <draw:line draw:style-name="gr13" draw:text-style-name="P6" draw:layer="layout" svg:x1="10.271cm" svg:y1="2.397cm" svg:x2="10.271cm" svg:y2="3.667cm">
          <text:p/>
        </draw:line>
        <draw:line draw:style-name="gr13" draw:text-style-name="P6" draw:layer="layout" svg:x1="10.271cm" svg:y1="7.985cm" svg:x2="10.271cm" svg:y2="9.89cm">
          <text:p/>
        </draw:line>
        <draw:line draw:style-name="gr13" draw:text-style-name="P6" draw:layer="layout" svg:x1="10.271cm" svg:y1="10.779cm" svg:x2="10.271cm" svg:y2="12.938cm">
          <text:p/>
        </draw:line>
        <draw:line draw:style-name="gr13" draw:text-style-name="P6" draw:layer="layout" svg:x1="10.271cm" svg:y1="15.224cm" svg:x2="10.271cm" svg:y2="16.748cm">
          <text:p/>
        </draw:line>
        <draw:line draw:style-name="gr13" draw:text-style-name="P6" draw:layer="layout" svg:x1="10.271cm" svg:y1="18.78cm" svg:x2="10.271cm" svg:y2="20.304cm">
          <text:p/>
        </draw:line>
        <draw:line draw:style-name="gr13" draw:text-style-name="P6" draw:layer="layout" svg:x1="10.271cm" svg:y1="22.717cm" svg:x2="10.271cm" svg:y2="24.368cm">
          <text:p/>
        </draw:line>
        <draw:connector draw:style-name="gr13" draw:text-style-name="P6" draw:layer="layout" svg:x1="5.318cm" svg:y1="25.75cm" svg:x2="3.857cm" svg:y2="21.22cm" draw:start-shape="id1" draw:start-glue-point="5" draw:end-shape="id2" svg:d="M5318 25750h-1461v-4530" svg:viewBox="0 0 1462 4531">
          <text:p/>
        </draw:connector>
        <draw:connector draw:style-name="gr13" draw:text-style-name="P6" draw:layer="layout" svg:x1="3.857cm" svg:y1="16.875cm" svg:x2="9.001cm" svg:y2="10.334cm" draw:start-shape="id2" draw:start-glue-point="0" draw:end-shape="id3" draw:end-glue-point="3" svg:d="M3857 16875v-6541h5144" svg:viewBox="0 0 5145 6542">
          <text:p/>
        </draw:connector>
        <draw:connector draw:style-name="gr13" draw:text-style-name="P6" draw:layer="layout" draw:line-skew="3.562cm" svg:x1="11.922cm" svg:y1="17.828cm" svg:x2="11.668cm" svg:y2="10.334cm" draw:start-shape="id4" draw:start-glue-point="7" draw:end-shape="id3" draw:end-glue-point="1" svg:d="M11922 17828h4064v-7494h-4318" svg:viewBox="0 0 4319 7495">
          <text:p/>
        </draw:connector>
        <draw:connector draw:style-name="gr13" draw:text-style-name="P6" draw:layer="layout" draw:line-skew="3.457cm" svg:x1="12.028cm" svg:y1="21.486cm" svg:x2="11.668cm" svg:y2="10.334cm" draw:start-shape="id5" draw:start-glue-point="7" draw:end-shape="id3" draw:end-glue-point="1" svg:d="M12028 21486h3958v-11152h-4318" svg:viewBox="0 0 4319 11153">
          <text:p/>
        </draw:connector>
        <draw:connector draw:style-name="gr13" draw:text-style-name="P6" draw:layer="layout" draw:line-skew="0.262cm" svg:x1="15.223cm" svg:y1="25.75cm" svg:x2="11.668cm" svg:y2="10.334cm" draw:start-shape="id1" draw:start-glue-point="7" draw:end-shape="id3" draw:end-glue-point="1" svg:d="M15223 25750h763v-15416h-4318" svg:viewBox="0 0 4319 15417">
          <text:p/>
        </draw:connector>
        <draw:frame draw:style-name="gr11" draw:text-style-name="P5" draw:layer="layout" svg:width="1.357cm" svg:height="0.962cm" svg:x="13.105cm" svg:y="16.802cm">
          <draw:text-box>
            <text:p>ДА</text:p>
          </draw:text-box>
        </draw:frame>
        <draw:frame draw:style-name="gr11" draw:text-style-name="P5" draw:layer="layout" svg:width="1.357cm" svg:height="0.962cm" svg:x="10.398cm" svg:y="23.098cm">
          <draw:text-box>
            <text:p>ДА</text:p>
          </draw:text-box>
        </draw:frame>
        <draw:frame draw:style-name="gr11" draw:text-style-name="P5" draw:layer="layout" svg:width="1.357cm" svg:height="0.962cm" svg:x="4.088cm" svg:y="24.749cm">
          <draw:text-box>
            <text:p>ДА</text:p>
          </draw:text-box>
        </draw:frame>
        <draw:frame draw:style-name="gr12" draw:text-style-name="P5" draw:layer="layout" svg:width="1.777cm" svg:height="0.962cm" svg:x="14.208cm" svg:y="13.192cm">
          <draw:text-box>
            <text:p>НЕТ</text:p>
          </draw:text-box>
        </draw:frame>
        <draw:frame draw:style-name="gr12" draw:text-style-name="P5" draw:layer="layout" svg:width="1.777cm" svg:height="0.962cm" svg:x="13.192cm" svg:y="20.558cm">
          <draw:text-box>
            <text:p>НЕТ</text:p>
          </draw:text-box>
        </draw:frame>
        <draw:frame draw:style-name="gr12" draw:text-style-name="P5" draw:layer="layout" svg:width="1.777cm" svg:height="0.962cm" svg:x="14.335cm" svg:y="24.676cm">
          <draw:text-box>
            <text:p>НЕТ</text:p>
          </draw:text-box>
        </draw:frame>
        <draw:custom-shape draw:style-name="gr1" draw:text-style-name="P1" draw:layer="layout" svg:width="2.921cm" svg:height="1.27cm" svg:x="16.621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2cm" svg:height="1.119cm" svg:x="17.002cm" svg:y="13.514cm">
          <draw:text-box>
            <text:p><text:span text:style-name="T1"><text:s text:c="2"/></text:span><text:span text:style-name="T2">Начало</text:span></text:p>
            <text:p><text:span text:style-name="T2">программы</text:span></text:p>
          </draw:text-box>
        </draw:frame>
        <draw:line draw:style-name="gr13" draw:text-style-name="P6" draw:layer="layout" svg:x1="14.335cm" svg:y1="14.081cm" svg:x2="16.748cm" svg:y2="14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4:15:10.541383467</meta:creation-date>
    <dc:date>2017-03-28T14:12:58.262430788</dc:date>
    <meta:editing-duration>P3DT19H53M42S</meta:editing-duration>
    <meta:editing-cycles>12</meta:editing-cycles>
    <meta:generator>LibreOffice/5.1.6.2$Linux_X86_64 LibreOffice_project/10m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&lt;</mo>
            <mi>M</mi>
          </mrow>
        </mrow>
        <mo fence="true" stretchy="false">)</mo>
      </mrow>
      <mo stretchy="false">∧</mo>
      <mrow>
        <mo fence="true" stretchy="false">(</mo>
        <mrow>
          <mrow>
            <mi>u</mi>
            <mo stretchy="false">≤</mo>
            <mrow>
              <mo fence="true" stretchy="false">|</mo>
              <mrow>
                <mi>U</mi>
              </mrow>
              <mo fence="true" stretchy="false">|</mo>
            </mrow>
          </mrow>
        </mrow>
        <mo fence="true" stretchy="false">)</mo>
      </mrow>
    </mrow>
    <annotation encoding="StarMath 5.0">(n &lt; M) and (u &lt;= lline U rline)
</annotation>
  </semantics>
</math>
</file>

<file path=Object 2/content.xml><?xml version="1.0" encoding="utf-8"?>
<math xmlns="http://www.w3.org/1998/Math/MathML" display="block">
  <semantics>
    <mrow>
      <mspace width="1em"/>
      <mi>u</mi>
      <mrow>
        <mi mathvariant="normal">:</mi>
        <mo stretchy="false">=</mo>
        <mrow>
          <mi>u</mi>
          <mo stretchy="false">+</mo>
          <mn>1</mn>
        </mrow>
      </mrow>
    </mrow>
    <annotation encoding="StarMath 5.0">``u := u + 1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u</mi>
              <mi>a</mi>
            </msub>
            <msub>
              <mi>R</mi>
              <mi>u</mi>
            </msub>
            <msup>
              <mi>c</mi>
              <mrow>
                <mrow/>
                <mo stretchy="false">∪</mo>
                <mrow/>
              </mrow>
            </msup>
          </mrow>
        </mrow>
        <mo fence="true" stretchy="false">)</mo>
      </mrow>
      <mo stretchy="false">∧</mo>
      <mrow>
        <mo fence="true" stretchy="false">(</mo>
        <mrow>
          <mrow>
            <msub>
              <mi>u</mi>
              <mi>a</mi>
            </msub>
            <msub>
              <mi>R</mi>
              <mi>u</mi>
            </msub>
            <msup>
              <mi>c</mi>
              <mrow>
                <mrow/>
                <mo stretchy="false">∩</mo>
                <mrow/>
              </mrow>
            </msup>
          </mrow>
        </mrow>
        <mo fence="true" stretchy="false">)</mo>
      </mrow>
    </mrow>
    <annotation encoding="StarMath 5.0">(u_a R_u c^{{} union {}}) and (u_a R_u c^{{} intersection {}})</annotation>
  </semantics>
</math>
</file>

<file path=Object 6/content.xml><?xml version="1.0" encoding="utf-8"?>
<math xmlns="http://www.w3.org/1998/Math/MathML" display="block">
  <semantics>
    <mtable>
      <mtr>
        <mtd>
          <mrow>
            <msup>
              <mi>c</mi>
              <mrow>
                <mrow/>
                <mo stretchy="false">∪</mo>
                <mrow/>
              </mrow>
            </msup>
            <mrow>
              <mi mathvariant="normal">:</mi>
              <mo stretchy="false">=</mo>
              <msub>
                <mi>c</mi>
                <mi>x</mi>
              </msub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∪</mo>
              <msup>
                <mi>c</mi>
                <mrow>
                  <mrow/>
                  <mo stretchy="false">∪</mo>
                  <mrow/>
                </mrow>
              </msup>
            </mrow>
          </mrow>
        </mtd>
      </mtr>
      <mtr>
        <mtd>
          <mrow>
            <msup>
              <mi>c</mi>
              <mrow>
                <mrow/>
                <mo stretchy="false">∩</mo>
                <mrow/>
              </mrow>
            </msup>
            <mrow>
              <mi mathvariant="normal">:</mi>
              <mo stretchy="false">=</mo>
              <msub>
                <mi>c</mi>
                <mi>x</mi>
              </msub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∩</mo>
              <msup>
                <mi>c</mi>
                <mrow>
                  <mrow/>
                  <mo stretchy="false">∩</mo>
                  <mrow/>
                </mrow>
              </msup>
            </mrow>
          </mrow>
        </mtd>
      </mtr>
      <mtr>
        <mtd>
          <mrow>
            <mi>N</mi>
            <mrow>
              <mi mathvariant="normal">:</mi>
              <mo stretchy="false">=</mo>
              <mrow>
                <mi>N</mi>
                <mo stretchy="false">∪</mo>
                <mo stretchy="false">{</mo>
              </mrow>
            </mrow>
            <mi>u</mi>
            <mo stretchy="false">}</mo>
          </mrow>
        </mtd>
      </mtr>
      <mtr>
        <mtd>
          <mrow>
            <mi>n</mi>
            <mrow>
              <mi mathvariant="normal">:</mi>
              <mo stretchy="false">=</mo>
              <mrow>
                <mi>n</mi>
                <mo stretchy="false">+</mo>
                <mn>1</mn>
              </mrow>
            </mrow>
          </mrow>
        </mtd>
      </mtr>
    </mtable>
    <annotation encoding="StarMath 5.0">c^{{} union {}} := c_x(u) union c^{{} union {}} newline
c^{{} intersection {}} := c_x(u) intersection c^{{} intersection {}} newline
N := N union \{u\} newline
n := n + 1</annotation>
  </semantics>
</math>
</file>

<file path=Object 7/content.xml><?xml version="1.0" encoding="utf-8"?>
<math xmlns="http://www.w3.org/1998/Math/MathML" display="block">
  <semantics>
    <mtable>
      <mtr>
        <mtd>
          <mrow>
            <mi>N</mi>
            <mrow>
              <mi mathvariant="normal">:</mi>
              <mo stretchy="false">=</mo>
              <mo stretchy="false">{</mo>
            </mrow>
            <msub>
              <mi>u</mi>
              <mi>a</mi>
            </msub>
            <mo stretchy="false">}</mo>
          </mrow>
        </mtd>
      </mtr>
      <mtr>
        <mtd>
          <mrow>
            <mi>n</mi>
            <mrow>
              <mi mathvariant="normal">:</mi>
              <mo stretchy="false">=</mo>
              <mn>0</mn>
            </mrow>
          </mrow>
        </mtd>
      </mtr>
      <mtr>
        <mtd>
          <mrow>
            <msup>
              <mi>c</mi>
              <mrow>
                <mrow/>
                <mo stretchy="false">∪</mo>
                <mrow/>
              </mrow>
            </msup>
            <mrow>
              <mi mathvariant="normal">:</mi>
              <mo stretchy="false">=</mo>
              <msub>
                <mi>u</mi>
                <mi>a</mi>
              </msub>
            </mrow>
          </mrow>
        </mtd>
      </mtr>
      <mtr>
        <mtd>
          <mrow>
            <msup>
              <mi>c</mi>
              <mrow>
                <mrow/>
                <mo stretchy="false">∩</mo>
                <mrow/>
              </mrow>
            </msup>
            <mrow>
              <mi mathvariant="normal">:</mi>
              <mo stretchy="false">=</mo>
              <msub>
                <mi>u</mi>
                <mi>a</mi>
              </msub>
            </mrow>
          </mrow>
        </mtd>
      </mtr>
      <mtr>
        <mtd>
          <mrow>
            <mi>u</mi>
            <mo stretchy="false">=</mo>
            <mn>0</mn>
          </mrow>
        </mtd>
      </mtr>
    </mtable>
    <annotation encoding="StarMath 5.0">N := \{u_a\} newline
n := 0 newline
c^{{} union {}} := u_a newline
c^{{} intersection {}} := u_a newline
u = 0</annotation>
  </semantics>
</math>
</file>

<file path=Object 8/content.xml><?xml version="1.0" encoding="utf-8"?>
<math xmlns="http://www.w3.org/1998/Math/MathML" display="block">
  <semantics>
    <mrow>
      <mi>u</mi>
      <mo stretchy="false">=</mo>
      <msub>
        <mi>u</mi>
        <mi>a</mi>
      </msub>
    </mrow>
    <annotation encoding="StarMath 5.0">u = u_a</annotation>
  </semantics>
</math>
</file>

<file path=Object 9/content.xml><?xml version="1.0" encoding="utf-8"?>
<math xmlns="http://www.w3.org/1998/Math/MathML" display="block">
  <semantics>
    <mrow>
      <msub>
        <mi>u</mi>
        <mi>a</mi>
      </msub>
      <msub>
        <mi>R</mi>
        <mi>u</mi>
      </msub>
      <mi>u</mi>
    </mrow>
    <annotation encoding="StarMath 5.0">u_a R_u u</annotation>
  </semantics>
</math>
</file>